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2:04:20.174872616</meta:creation-date>
    <meta:document-statistic meta:object-count="25"/>
    <meta:generator>LibreOffice/5.1.6.2$Linux_X86_64 LibreOffice_project/10m0$Build-2</meta:generator>
  </office:meta>
</office:document-meta>
</file>